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GerenciaDeRequisitos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59956" text:style-name="L1">
        <text:list-item>
          <text:p text:style-name="P18"><text:soft-page-break/>Checlkist de Verificação da Gerência de Requisitos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5" office:value-type="string">
            <text:p text:style-name="P15">1</text:p>
          </table:table-cell>
          <table:table-cell table:style-name="Tabela2.B5" office:value-type="string">
            <text:p text:style-name="P14">O entendimento dos requisitos foi obtido junto aos fornecedores de requisitos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2</text:p>
          </table:table-cell>
          <table:table-cell table:style-name="Tabela2.B5" office:value-type="string">
            <text:p text:style-name="P14">Os requisitos foram avaliados com base em critérios objetivos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3</text:p>
          </table:table-cell>
          <table:table-cell table:style-name="Tabela2.B5" office:value-type="string">
            <text:p text:style-name="P14">A rastreabilidade bidirecional entre os requisitos e os produtos de trabalho foram estabelecidos e mantidos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4</text:p>
          </table:table-cell>
          <table:table-cell table:style-name="Tabela2.B5" office:value-type="string">
            <text:p text:style-name="P14">Revisões em planos e produtos de trabalho do projeto foram realizadas visando identificar e corrigir inconsistências em relação aos requisitos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6" office:value-type="string">
            <text:p text:style-name="P15">5</text:p>
          </table:table-cell>
          <table:table-cell table:style-name="Tabela2.B6" office:value-type="string">
            <text:p text:style-name="P14">Mudanças nos requisitos foram gerenciadas ao longo do projeto?</text:p>
          </table:table-cell>
          <table:table-cell table:style-name="Tabela2.C6" office:value-type="string">
            <text:p text:style-name="P17"/>
          </table:table-cell>
          <table:table-cell table:style-name="Tabela2.D6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GerenciaDe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3:13.64</dc:date>
    <meta:editing-cycles>6</meta:editing-cycles>
    <meta:editing-duration>PT1H9M38S</meta:editing-duration>
    <meta:document-statistic meta:table-count="3" meta:image-count="3" meta:object-count="0" meta:page-count="2" meta:paragraph-count="28" meta:word-count="134" meta:character-count="1011" meta:non-whitespace-character-count="903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